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officeooo:rsid="001c8db6" officeooo:paragraph-rsid="001c8db6" style:font-size-asian="12.25pt" style:font-size-complex="14pt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аспознавание простых голосовых команд с применением методов машинного обучения.</text:span></text:p>
      <text:p text:style-name="P2"><text:tab/></text:p>
      <text:p text:style-name="P2"><text:tab/>Какой-то текс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1:51:00.773589227</meta:creation-date>
    <dc:date>2025-03-04T11:54:46.034713942</dc:date>
    <meta:editing-duration>PT3M46S</meta:editing-duration>
    <meta:editing-cycles>1</meta:editing-cycles>
    <meta:document-statistic meta:table-count="0" meta:image-count="0" meta:object-count="0" meta:page-count="1" meta:paragraph-count="3" meta:word-count="11" meta:character-count="96" meta:non-whitespace-character-count="85"/>
    <meta:generator>LibreOffice/24.8.4.2$Linux_X86_64 LibreOffice_project/3e97788786b20d724e2ed0ea7a111abce73cab63</meta:generator>
  </office:meta>
</office:document-meta>
</file>